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fc71" officeooo:paragraph-rsid="000bfc7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bfc71" officeooo:paragraph-rsid="000bfc71" style:font-weight-asian="normal" style:font-weight-complex="normal"/>
    </style:style>
    <style:style style:name="T1" style:family="text">
      <style:text-properties officeooo:rsid="000d7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 del juego: Kings of the Multiverse</text:p>
      <text:p text:style-name="P1"/>
      <text:p text:style-name="P2">Hace mucho tiempo en una galaxia muy muy lejana, en el sector Gazorbazorp del supercluster C-137, <text:span text:style-name="T1">ocurrió una catástrofe como nunca antes, alguien encontró el perdido y prohibido monolito y quiso absorber su inconmensurable poder. Gracias a esto, se produjo una quebradura en el espacio-tiempo que llevo a que distintas partes del universo se unieran. Esta es la historia de los héroes que sobrevivieron a ese acontecimiento y lucharon para la supervivencia de sus raz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7:22:07.652000000</meta:creation-date>
    <dc:date>2016-10-23T17:59:39.219000000</dc:date>
    <meta:editing-duration>PT7M10S</meta:editing-duration>
    <meta:editing-cycles>1</meta:editing-cycles>
    <meta:document-statistic meta:table-count="0" meta:image-count="0" meta:object-count="0" meta:page-count="1" meta:paragraph-count="2" meta:word-count="82" meta:character-count="514" meta:non-whitespace-character-count="434"/>
    <meta:generator>LibreOffice/5.1.5.2$Windows_x86 LibreOffice_project/7a864d8825610a8c07cfc3bc01dd4fce6a9447e5</meta:generator>
  </office:meta>
</office:document-meta>
</file>